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4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92.39mm"/>
    </style:style>
    <style:style style:name="co4" style:family="table-column">
      <style:table-column-properties fo:break-before="auto" style:column-width="68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7"/>
        <table:table-column table:style-name="co5" table:number-columns-repeated="1020" table:default-cell-style-name="ce18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omaine</text:p>
          </table:table-cell>
          <table:table-cell table:style-name="ce13" office:value-type="string" calcext:value-type="string">
            <text:p>Doc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Table Statut</text:p>
          </table:table-cell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idStatu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archar (30)</text:p>
          </table:table-cell>
          <table:table-cell table:style-name="ce2" office:value-type="string" calcext:value-type="string">
            <text:p>Nom des Services</text:p>
          </table:table-cell>
          <table:table-cell table:style-name="ce10"/>
          <table:table-cell table:number-columns-repeated="1020"/>
        </table:table-row>
        <table:table-row table:style-name="ro1">
          <table:table-cell table:style-name="ce4"/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Table Lit</text:p>
          </table:table-cell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umLi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umBl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umChambr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umEtag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omAile</text:p>
          </table:table-cell>
          <table:table-cell table:style-name="ce2" office:value-type="string" calcext:value-type="string">
            <text:p>Varchar (10)</text:p>
          </table:table-cell>
          <table:table-cell table:style-name="ce2" office:value-type="string" calcext:value-type="string">
            <text:p>Ouest, Sud, Est, Nor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Table Patient</text:p>
          </table:table-cell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idPati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umSec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civilite</text:p>
          </table:table-cell>
          <table:table-cell table:style-name="ce2" office:value-type="string" calcext:value-type="string">
            <text:p>Varchar (1)</text:p>
          </table:table-cell>
          <table:table-cell table:style-name="ce2" office:value-type="string" calcext:value-type="string">
            <text:p>H, F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pre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dateNaissanc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férieur ou égal à la date actuelle.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rchar (70)</text:p>
          </table:table-cell>
          <table:table-cell table:style-name="ce2"/>
          <table:table-cell table:style-name="ce4" office:value-type="string" calcext:value-type="string">
            <text:p>N° voie Code postal ville Pay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 office:value-type="string" calcext:value-type="string">
            <text:p>de type : <text:span text:style-name="T1">+33</text:span> 6 00 00 00 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eEntre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actuelle.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dateSorti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upérieur à la date d‘entrée et null à la création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umMutuel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°Adhérant mutuelle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5" office:value-type="string" calcext:value-type="string">
            <text:p>Table Maladie</text:p>
          </table:table-cell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omMaladie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idMaladi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6" table:number-columns-repeated="3"/>
          <table:table-cell table:style-name="ce14"/>
          <table:table-cell table:number-columns-repeated="1020"/>
        </table:table-row>
        <table:table-row table:style-name="ro1" table:number-rows-repeated="4">
          <table:table-cell table:style-name="ce7" table:number-columns-repeated="3"/>
          <table:table-cell table:style-name="ce15"/>
          <table:table-cell table:number-columns-repeated="1020"/>
        </table:table-row>
        <table:table-row table:style-name="ro1">
          <table:table-cell table:style-name="ce8" office:value-type="string" calcext:value-type="string">
            <text:p>Table Traitement</text:p>
          </table:table-cell>
          <table:table-cell table:style-name="ce12" table:number-columns-repeated="2"/>
          <table:table-cell table:style-name="ce16"/>
          <table:table-cell table:number-columns-repeated="1020"/>
        </table:table-row>
        <table:table-row table:style-name="ro1">
          <table:table-cell table:style-name="ce2" office:value-type="string" calcext:value-type="string">
            <text:p>idTraite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dateTraitement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 office:value-type="string" calcext:value-type="string">
            <text:p>Date de création du traitemen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ateApplic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Application &gt; dateTraitement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statut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Requête, Disponible,Livré, Appliqué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Table Medicament</text:p>
          </table:table-cell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idMedica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omMédicament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principeActif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2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ombre de médicament disponible en stock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Table Employe</text:p>
          </table:table-cell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idEmploy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pre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style-name="ce4" office:value-type="string" calcext:value-type="string">
            <text:p>Haché avant d’être stocké</text:p>
          </table:table-cell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Table Role</text:p>
          </table:table-cell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idRo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nomRol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Médecin,Infirmier, Accueil, Pharmacien, Gestionnaire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Table DateDiag</text:p>
          </table:table-cell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dateDiagnostic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dateGueris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Guerison &gt; dateDiagnostic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9" office:value-type="string" calcext:value-type="string">
            <text:p>Table Gerer</text:p>
          </table:table-cell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10" table:number-columns-repeated="4"/>
          <table:table-cell table:style-name="Default" table:number-columns-repeated="1020"/>
        </table:table-row>
        <table:table-row table:style-name="ro1">
          <table:table-cell table:style-name="ce9" office:value-type="string" calcext:value-type="string">
            <text:p>Table Composer</text:p>
          </table:table-cell>
          <table:table-cell table:style-name="ce2"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" office:value-type="string" calcext:value-type="string">
            <text:p>quantiteMed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number-columns-repeated="1020"/>
        </table:table-row>
        <table:table-row table:style-name="ro1">
          <table:table-cell table:style-name="ce6" table:number-columns-repeated="3"/>
          <table:table-cell table:style-name="ce14"/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08:13:43.406951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0-16T09:49:15.639622847</dc:date>
    <meta:editing-duration>PT7H38M47S</meta:editing-duration>
    <meta:editing-cycles>57</meta:editing-cycles>
    <meta:generator>LibreOffice/5.1.6.2$Linux_X86_64 LibreOffice_project/10m0$Build-2</meta:generator>
    <meta:document-statistic meta:table-count="1" meta:cell-count="109" meta:object-count="0"/>
  </office:meta>
</office:document-meta>
</file>